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b624" officeooo:paragraph-rsid="001eb62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officeooo:rsid="00208f62" officeooo:paragraph-rsid="00208f62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eb624" officeooo:paragraph-rsid="001eb624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officeooo:rsid="00208f62" officeooo:paragraph-rsid="00208f62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ourier 10 Pitch" fo:font-size="8pt" officeooo:rsid="0023c2f7" officeooo:paragraph-rsid="0023c2f7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Courier 10 Pitch" fo:font-size="8pt" officeooo:rsid="001eb624" officeooo:paragraph-rsid="001eb624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fo:color="#009999" style:font-name="Courier 10 Pitch" fo:font-size="8pt" officeooo:rsid="0023c2f7" officeooo:paragraph-rsid="0023c2f7" style:font-size-asian="8pt" style:font-size-complex="8pt"/>
    </style:style>
    <style:style style:name="P8" style:family="paragraph" style:parent-style-name="Standard">
      <style:paragraph-properties fo:text-align="justify" style:justify-single-word="false"/>
      <style:text-properties fo:font-size="10pt" officeooo:rsid="00208f62" officeooo:paragraph-rsid="00208f62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officeooo:rsid="00208f62" officeooo:paragraph-rsid="00208f62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officeooo:rsid="00261554" officeooo:paragraph-rsid="00261554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261554" officeooo:paragraph-rsid="00261554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66ff" style:font-name="Courier 10 Pitch" fo:font-size="8pt" officeooo:rsid="00261554" officeooo:paragraph-rsid="00261554" style:font-size-asian="8pt" style:font-size-complex="8pt"/>
    </style:style>
    <style:style style:name="T1" style:family="text">
      <style:text-properties officeooo:rsid="00208f62"/>
    </style:style>
    <style:style style:name="T2" style:family="text">
      <style:text-properties officeooo:rsid="0023c2f7"/>
    </style:style>
    <style:style style:name="T3" style:family="text">
      <style:text-properties officeooo:rsid="002467db"/>
    </style:style>
    <style:style style:name="T4" style:family="text">
      <style:text-properties officeooo:rsid="002705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работка дефектных блоков</text:p>
      <text:p text:style-name="P1"/>
      <text:p text:style-name="P3">Как известно, flash-накопитель не бывает идеальным. От частой перезаписи ячейки изнашиваются и перестают достоверно записываться. А некоторые ячейки могут быть дефектными сразу после изготовления кристалла. На заводе производится тщательное тестирование всех ячеек микросхемы, и выявляются дефектные ячейки. Заметьте, что тестирование в заводских условиях — это не просто запись-чтение секторов. На заводе условия тестирование очень жесткие — например, процесс происходит в термокамере при повышенной температуре. В домашних условиях адекватно процесс не воспроизвести, и те ячейки, которые признали дефектными на заводе, могут совершенно нормально писаться в готовом устройстве — но вызвать проблемы в будущем. Поэтому очень важно не потерять заводской список дефектных ячеек.</text:p>
      <text:p text:style-name="P3">Поскольку минимальной единицей стирания является блок, то, при наличии всего одной дефектной ячейки в пределах блока, весь блок отмечается как дефектный блок (badblock в оригинальной терминологии). Помечая блок как дефектный, в него на заводе записывают специальный маркер дефект<text:span text:style-name="T2">н</text:span>ого блока — байт 00 в самой первой позиции OOB каждой страницы блока. <text:span text:style-name="T2">В хороших блоках в этой позиции расположен FF, а все значения, отличные от FF, считаются признаком дефектного блока. </text:span>Но, поскольку квалкоммовцы используют свой формат хранения данных на флешке, то заводской маркер дефектного блока в устройствах, построен<text:span text:style-name="T2">н</text:span>ых на данной платформе, не используется. <text:s/>Вместо этого в качестве маркера используется байт данных в середине каждого сектора (обычно по смещению +1D1 от начала сектора). Если он не равен FF, то весь блок, содержащий данный сектор, объявляется дефектным. Данный маркер аппаратно обрабатывается контроллером — при чтении сектора он не копируется в буфер данных, а п<text:span text:style-name="T2">е</text:span>реносится в специальный регистр NAND_BUFFER_STATUS, откуда впоследствии может быть взят для анализа. Позиция маркера настраивается программно — э<text:span text:style-name="T1">то значение можно увидеть среди параметров флешки, выводимых в процессе инициализации загрузчика:</text:span></text:p>
      <text:p text:style-name="P3"/>
      <text:p text:style-name="P7">Положение маркера дефектных блоков: user+1d1</text:p>
      <text:p text:style-name="P6"/>
      <text:p text:style-name="P5">user — означает, что маркер находится в области данных сектора (если же он расположен в области OOB, <text:s text:c="2"/>как это делается на заводе, то вместо user будет указано spare). 1D1 — смещение от начала сектора до маркера.</text:p>
      <text:p text:style-name="P6"/>
      <text:p text:style-name="P4">В процессе чтения данных, если игнорировать признак дефектного блока, то такой блок прочитается как обычные данные, но будет состоять практически из одних нулей. Если затем полученный дамп записать в другое устройство — то блок запишется туда уже как хороший (не дефектный) блок данных, состоящий из нулей. Это вызовет нарушение формата записываемого раздела, и приведет к неработоспособности устройства. Кроме того, если не обращать внимание на признаки дефектных блоков целевого устройства — то заводские маркеры будут <text:span text:style-name="T3">стерты</text:span>, и заводской дефектный блок потеряется навсегда — вместо него получится хороший блок, содержащий данные. Однако, поскольку блок потенциально дефектный, то данные в процессе хранения запросто могут исказиться и также нарушить работу устройства.</text:p>
      <text:p text:style-name="P4">Из всего вышесказанного можно сделать следующий вывод. Метод восстановления прошивки устройства-пациента путем заливки полной посекторной копии флешки другого аналогичного устройства-донора (в народе называемого фуллдампом), так любимый некоторыми ремонтниками — это порочный и достаточно опасный метод. Можно получить как <text:s/>полностью неработоспособное устройство, так и работающее, но потенциально в любой момент готовое дать непредсказуемый сбой. Правильный способ — это заливка отдельных разделов, с пропуском заводских дефектных блоков как пациента, так и донора. И вот теперь комплекс qtools научился наконец корректно работать с дефектными блоками.</text:p>
      <text:p text:style-name="P4"/>
      <text:p text:style-name="P11">qrflash — построение списка заводских дефектных блоков </text:p>
      <text:p text:style-name="P9"/>
      <text:p text:style-name="P10">Программа qrflash позволяет быстро просканировать флешку на наличие заводских дефектных блоков, и составить их список. Для этого используется ключ -d:</text:p>
      <text:p text:style-name="P10"/>
      <text:p text:style-name="P12">$ ./qrflash -d</text:p>
      <text:p text:style-name="P12">Построение списка дефектных блоков в интервале 00000000 - 00001000</text:p>
      <text:p text:style-name="P12"><text:s/>Проверка блока 00000312 - badblock (BSPFOTA+5f)</text:p>
      <text:p text:style-name="P12"><text:s/>Проверка блока 00000384 - badblock (APPSBL+4)</text:p>
      <text:p text:style-name="P12"><text:s/>Проверка блока 0000052a - badblock (SCRUB+151)</text:p>
      <text:p text:style-name="P12"><text:s/>Проверка блока 0000080f - badblock (USERDATA+ac)</text:p>
      <text:p text:style-name="P12"><text:s/>Проверка блока 00000a2e - badblock (RECOVERY+52)</text:p>
      <text:p text:style-name="P12"><text:s/>Проверка блока 00000b0e - badblock (ZTEDATA+d4)</text:p>
      <text:p text:style-name="P12"><text:s/>Проверка блока 00000e6a - badblock (RECOVERYFS+19f)</text:p>
      <text:p text:style-name="P12"><text:s/>Проверка блока 00000f36 - badblock (RECOVERYFS+26b)</text:p>
      <text:p text:style-name="P12"><text:s/>Проверка блока 00000fab - badblock (RECOVERYFS+2e0)</text:p>
      <text:p text:style-name="P12">* Всего дефектных блоков: 9</text:p>
      <text:p text:style-name="P12"/>
      <text:p text:style-name="P10">В списке приводится абсолютный номер блока, а также номер относительно начала раздела, в котором расположен блок (если доступна карта разделов). Как обычно, с помощью ключей -b и -l можно задать интервал <text:soft-page-break/>проверяемых блоков. Я настоятельно рекомендую перед началом экспериментов с новым устройством составить для него этот список и сохранить его в надежном месте. Это позволит восстановить маркеры заводских блоков в случае их случайного стирания.</text:p>
      <text:p text:style-name="P10"/>
      <text:p text:style-name="P10"/>
      <text:p text:style-name="P2">qrflash - Обработка дефектных блоков при чтении</text:p>
      <text:p text:style-name="P2"/>
      <text:p text:style-name="P4">При чтении с помощью qrflash, как разделов, так и произвольного набора блоков, режим обработки дефектных блоков задается с помощью ключа -u. Доступны следующие режимы:</text:p>
      <text:p text:style-name="P4"/>
      <text:p text:style-name="P4">-us — пропуск дефектных блоков. Если при чтении блока он окажется дефектным, то в выходной файл ничего не запишется. Это режим по умолчанию для чтения разделов — он позволяет получить чистый дамп раздела, пригодный для записи на любое другое устройство.</text:p>
      <text:p text:style-name="P4"/>
      <text:p text:style-name="P4">-uf — заполнение дефектных блоков. В этом режиме в выходной файл на место дефектного блока записывается блок, полностью заполненный байтом 0xbb. Поскольку такие блоки данных в реальном устройстве скорее всего не встретятся никогда, то по данному признаку можно гарантированно судить, что на флешке-доноре в этом месте был дефектный блок. Данный режим используется по умолчанию при неформатном чтении (по номерам блоков).</text:p>
      <text:p text:style-name="P4"/>
      <text:p text:style-name="P4">-ui — игнорирование дефектов. Программа будет вести себя как раньше — читать дефектные блоки как обычные блоки данных. Этот режим практической пользы, видимо, не имеет, хотя некоторые специалисты утверждают, что так можно спасти частично убитые данные. Для них режим и оставлен.</text:p>
      <text:p text:style-name="P4"/>
      <text:p text:style-name="P4">-ux — отключить аппаратный контроль дефектных блоков. Маркер дефектных блоков будет читаться как обычный байт данных и попадать в выходной файл. Данный режим — единственный, позволяющий сделать достоверный полный образ флешки донора (тот самый фуллдамп), пригодный для записи в другие устройства. Однако, по вышеизложенным причинам пользоваться фуллдампами крайне не рекомендуется. <text:span text:style-name="T4">Исключение — запись фуллдампа на то же самое устройство, с которого он был снят (для полного восстановления прошивки, например) — при этом маркеры бедблоков будут записаны на свои родные места, и заводской список дефектов не нарушит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7:19:52.630419101</meta:creation-date>
    <dc:date>2016-02-03T07:15:10.202098082</dc:date>
    <meta:editing-duration>PT26M30S</meta:editing-duration>
    <meta:editing-cycles>6</meta:editing-cycles>
    <meta:generator>LibreOffice/5.0.3.2$Linux_X86_64 LibreOffice_project/00m0$Build-2</meta:generator>
    <meta:document-statistic meta:table-count="0" meta:image-count="0" meta:object-count="0" meta:page-count="2" meta:paragraph-count="28" meta:word-count="899" meta:character-count="6678" meta:non-whitespace-character-count="5770"/>
  </office:meta>
</office:document-meta>
</file>